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44.2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99mm"/>
    </style:style>
    <style:style style:name="co5" style:family="table-column">
      <style:table-column-properties fo:break-before="auto" style:column-width="47.47mm"/>
    </style:style>
    <style:style style:name="co6" style:family="table-column">
      <style:table-column-properties fo:break-before="auto" style:column-width="45.01mm"/>
    </style:style>
    <style:style style:name="co7" style:family="table-column">
      <style:table-column-properties fo:break-before="auto" style:column-width="46.11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language="en" fo:country="U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315.86mm" svg:height="177.66mm" svg:x="1mm" svg:y="109.38mm">
            <draw:object draw:notify-on-update-of-ranges="Φύλλο1.A1:Φύλλο1.A1 Φύλλο1.A2:Φύλλο1.A24 Φύλλο1.C1:Φύλλο1.C1 Φύλλο1.C2:Φύλλο1.C24 Φύλλο1.E1:Φύλλο1.E1 Φύλλο1.E2:Φύλλο1.E24 Φύλλο1.G1:Φύλλο1.G1 Φύλλο1.G2:Φύλλο1.G24 Φύλλο1.H1:Φύλλο1.H1 Φύλλο1.H2:Φύλλο1.H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>
            <text:p>Elements +1</text:p>
          </table:table-cell>
          <table:table-cell table:style-name="ce1" office:value-type="string" calcext:value-type="string">
            <text:p>Insert Time elasped(sec)</text:p>
          </table:table-cell>
          <table:table-cell table:style-name="ce4" office:value-type="string" calcext:value-type="string">
            <text:p>Insert Measured increase</text:p>
          </table:table-cell>
          <table:table-cell table:style-name="ce4" office:value-type="string" calcext:value-type="string">
            <text:p>Search Time elasped(sec)</text:p>
          </table:table-cell>
          <table:table-cell table:style-name="ce4" office:value-type="string" calcext:value-type="string">
            <text:p><text:span text:style-name="T1">Search </text:span>Measured increase</text:p>
          </table:table-cell>
          <table:table-cell table:style-name="ce11" office:value-type="string" calcext:value-type="string">
            <text:p>Delete Time elasped(sec)</text:p>
          </table:table-cell>
          <table:table-cell table:style-name="ce4" office:value-type="string" calcext:value-type="string">
            <text:p><text:span text:style-name="T1">Delete </text:span>Measured increase</text:p>
          </table:table-cell>
          <table:table-cell table:style-name="ce1" office:value-type="string" calcext:value-type="string">
            <text:p>Theoretical increa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" calcext:value-type="float">
            <text:p>0,00000</text:p>
          </table:table-cell>
          <table:table-cell table:formula="of:=[.B2]/[.B2]" office:value-type="float" office:value="1" calcext:value-type="float">
            <text:p>1,00000</text:p>
          </table:table-cell>
          <table:table-cell office:value-type="float" office:value="0.000002" calcext:value-type="float">
            <text:p>0,00000</text:p>
          </table:table-cell>
          <table:table-cell table:formula="of:=[.D2]/[.D2]" office:value-type="float" office:value="1" calcext:value-type="float">
            <text:p>1,00000</text:p>
          </table:table-cell>
          <table:table-cell office:value-type="float" office:value="0.000017" calcext:value-type="float">
            <text:p>0,00002</text:p>
          </table:table-cell>
          <table:table-cell table:formula="of:=[.F2]/[.F2]" office:value-type="float" office:value="1" calcext:value-type="float">
            <text:p>1,00000</text:p>
          </table:table-cell>
          <table:table-cell table:formula="of:=2*(1+LOG(2;2)/LOG([.A2];2))" office:value-type="float" office:value="2.4" calcext:value-type="float">
            <text:p>2,4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6" calcext:value-type="float">
            <text:p>0,00001</text:p>
          </table:table-cell>
          <table:table-cell table:formula="of:=[.B3]/[.B2]" office:value-type="float" office:value="3" calcext:value-type="float">
            <text:p>3,00000</text:p>
          </table:table-cell>
          <table:table-cell office:value-type="float" office:value="0.000002" calcext:value-type="float">
            <text:p>0,00000</text:p>
          </table:table-cell>
          <table:table-cell table:formula="of:=[.D3]/[.D2]" office:value-type="float" office:value="1" calcext:value-type="float">
            <text:p>1,00000</text:p>
          </table:table-cell>
          <table:table-cell office:value-type="float" office:value="0.000006" calcext:value-type="float">
            <text:p>0,00001</text:p>
          </table:table-cell>
          <table:table-cell table:formula="of:=[.F3]/[.F2]" office:value-type="float" office:value="0.352941176470588" calcext:value-type="float">
            <text:p>0,35294</text:p>
          </table:table-cell>
          <table:table-cell table:formula="of:=2*(1+LOG(2;2)/LOG([.A3];2))" office:value-type="float" office:value="2.33333333333333" calcext:value-type="float">
            <text:p>2,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" calcext:value-type="float">
            <text:p>0,00001</text:p>
          </table:table-cell>
          <table:table-cell table:formula="of:=[.B4]/[.B3]" office:value-type="float" office:value="2.33333333333333" calcext:value-type="float">
            <text:p>2,33333</text:p>
          </table:table-cell>
          <table:table-cell office:value-type="float" office:value="0.000005" calcext:value-type="float">
            <text:p>0,00001</text:p>
          </table:table-cell>
          <table:table-cell table:formula="of:=[.D4]/[.D3]" office:value-type="float" office:value="2.5" calcext:value-type="float">
            <text:p>2,50000</text:p>
          </table:table-cell>
          <table:table-cell office:value-type="float" office:value="0.000011" calcext:value-type="float">
            <text:p>0,00001</text:p>
          </table:table-cell>
          <table:table-cell table:formula="of:=[.F4]/[.F3]" office:value-type="float" office:value="1.83333333333333" calcext:value-type="float">
            <text:p>1,83333</text:p>
          </table:table-cell>
          <table:table-cell table:formula="of:=2*(1+LOG(2;2)/LOG([.A4];2))" office:value-type="float" office:value="2.28571428571429" calcext:value-type="float">
            <text:p>2,285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5" calcext:value-type="float">
            <text:p>0,00003</text:p>
          </table:table-cell>
          <table:table-cell table:formula="of:=[.B5]/[.B4]" office:value-type="float" office:value="1.78571428571429" calcext:value-type="float">
            <text:p>1,78571</text:p>
          </table:table-cell>
          <table:table-cell office:value-type="float" office:value="0.00001" calcext:value-type="float">
            <text:p>0,00001</text:p>
          </table:table-cell>
          <table:table-cell table:formula="of:=[.D5]/[.D4]" office:value-type="float" office:value="2" calcext:value-type="float">
            <text:p>2,00000</text:p>
          </table:table-cell>
          <table:table-cell office:value-type="float" office:value="0.000026" calcext:value-type="float">
            <text:p>0,00003</text:p>
          </table:table-cell>
          <table:table-cell table:formula="of:=[.F5]/[.F4]" office:value-type="float" office:value="2.36363636363636" calcext:value-type="float">
            <text:p>2,36364</text:p>
          </table:table-cell>
          <table:table-cell table:formula="of:=2*(1+LOG(2;2)/LOG([.A5];2))" office:value-type="float" office:value="2.25" calcext:value-type="float">
            <text:p>2,250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4" calcext:value-type="float">
            <text:p>0,00005</text:p>
          </table:table-cell>
          <table:table-cell table:formula="of:=[.B6]/[.B5]" office:value-type="float" office:value="2.16" calcext:value-type="float">
            <text:p>2,16000</text:p>
          </table:table-cell>
          <table:table-cell office:value-type="float" office:value="0.000022" calcext:value-type="float">
            <text:p>0,00002</text:p>
          </table:table-cell>
          <table:table-cell table:formula="of:=[.D6]/[.D5]" office:value-type="float" office:value="2.2" calcext:value-type="float">
            <text:p>2,20000</text:p>
          </table:table-cell>
          <table:table-cell office:value-type="float" office:value="0.000056" calcext:value-type="float">
            <text:p>0,00006</text:p>
          </table:table-cell>
          <table:table-cell table:formula="of:=[.F6]/[.F5]" office:value-type="float" office:value="2.15384615384615" calcext:value-type="float">
            <text:p>2,15385</text:p>
          </table:table-cell>
          <table:table-cell table:formula="of:=2*(1+LOG(2;2)/LOG([.A6];2))" office:value-type="float" office:value="2.22222222222222" calcext:value-type="float">
            <text:p>2,222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1" calcext:value-type="float">
            <text:p>0,00011</text:p>
          </table:table-cell>
          <table:table-cell table:formula="of:=[.B7]/[.B6]" office:value-type="float" office:value="2.03703703703704" calcext:value-type="float">
            <text:p>2,03704</text:p>
          </table:table-cell>
          <table:table-cell office:value-type="float" office:value="0.000046" calcext:value-type="float">
            <text:p>0,00005</text:p>
          </table:table-cell>
          <table:table-cell table:formula="of:=[.D7]/[.D6]" office:value-type="float" office:value="2.09090909090909" calcext:value-type="float">
            <text:p>2,09091</text:p>
          </table:table-cell>
          <table:table-cell office:value-type="float" office:value="0.000118" calcext:value-type="float">
            <text:p>0,00012</text:p>
          </table:table-cell>
          <table:table-cell table:formula="of:=[.F7]/[.F6]" office:value-type="float" office:value="2.10714285714286" calcext:value-type="float">
            <text:p>2,10714</text:p>
          </table:table-cell>
          <table:table-cell table:formula="of:=2*(1+LOG(2;2)/LOG([.A7];2))" office:value-type="float" office:value="2.2" calcext:value-type="float">
            <text:p>2,2000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32" calcext:value-type="float">
            <text:p>0,00023</text:p>
          </table:table-cell>
          <table:table-cell table:formula="of:=[.B8]/[.B7]" office:value-type="float" office:value="2.10909090909091" calcext:value-type="float">
            <text:p>2,10909</text:p>
          </table:table-cell>
          <table:table-cell office:value-type="float" office:value="0.000096" calcext:value-type="float">
            <text:p>0,00010</text:p>
          </table:table-cell>
          <table:table-cell table:formula="of:=[.D8]/[.D7]" office:value-type="float" office:value="2.08695652173913" calcext:value-type="float">
            <text:p>2,08696</text:p>
          </table:table-cell>
          <table:table-cell office:value-type="float" office:value="0.000266" calcext:value-type="float">
            <text:p>0,00027</text:p>
          </table:table-cell>
          <table:table-cell table:formula="of:=[.F8]/[.F7]" office:value-type="float" office:value="2.25423728813559" calcext:value-type="float">
            <text:p>2,25424</text:p>
          </table:table-cell>
          <table:table-cell table:formula="of:=2*(1+LOG(2;2)/LOG([.A8];2))" office:value-type="float" office:value="2.18181818181818" calcext:value-type="float">
            <text:p>2,1818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64" calcext:value-type="float">
            <text:p>0,00046</text:p>
          </table:table-cell>
          <table:table-cell table:formula="of:=[.B9]/[.B8]" office:value-type="float" office:value="2" calcext:value-type="float">
            <text:p>2,00000</text:p>
          </table:table-cell>
          <table:table-cell office:value-type="float" office:value="0.000198" calcext:value-type="float">
            <text:p>0,00020</text:p>
          </table:table-cell>
          <table:table-cell table:formula="of:=[.D9]/[.D8]" office:value-type="float" office:value="2.0625" calcext:value-type="float">
            <text:p>2,06250</text:p>
          </table:table-cell>
          <table:table-cell office:value-type="float" office:value="0.00055" calcext:value-type="float">
            <text:p>0,00055</text:p>
          </table:table-cell>
          <table:table-cell table:formula="of:=[.F9]/[.F8]" office:value-type="float" office:value="2.06766917293233" calcext:value-type="float">
            <text:p>2,06767</text:p>
          </table:table-cell>
          <table:table-cell table:formula="of:=2*(1+LOG(2;2)/LOG([.A9];2))" office:value-type="float" office:value="2.16666666666667" calcext:value-type="float">
            <text:p>2,166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962" calcext:value-type="float">
            <text:p>0,00096</text:p>
          </table:table-cell>
          <table:table-cell table:formula="of:=[.B10]/[.B9]" office:value-type="float" office:value="2.07327586206897" calcext:value-type="float">
            <text:p>2,07328</text:p>
          </table:table-cell>
          <table:table-cell office:value-type="float" office:value="0.000414" calcext:value-type="float">
            <text:p>0,00041</text:p>
          </table:table-cell>
          <table:table-cell table:formula="of:=[.D10]/[.D9]" office:value-type="float" office:value="2.09090909090909" calcext:value-type="float">
            <text:p>2,09091</text:p>
          </table:table-cell>
          <table:table-cell office:value-type="float" office:value="0.001005" calcext:value-type="float">
            <text:p>0,00101</text:p>
          </table:table-cell>
          <table:table-cell table:formula="of:=[.F10]/[.F9]" office:value-type="float" office:value="1.82727272727273" calcext:value-type="float">
            <text:p>1,82727</text:p>
          </table:table-cell>
          <table:table-cell table:formula="of:=2*(1+LOG(2;2)/LOG([.A10];2))" office:value-type="float" office:value="2.15384615384615" calcext:value-type="float">
            <text:p>2,153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613" calcext:value-type="float">
            <text:p>0,00161</text:p>
          </table:table-cell>
          <table:table-cell table:formula="of:=[.B11]/[.B10]" office:value-type="float" office:value="1.67671517671518" calcext:value-type="float">
            <text:p>1,67672</text:p>
          </table:table-cell>
          <table:table-cell office:value-type="float" office:value="0.000693" calcext:value-type="float">
            <text:p>0,00069</text:p>
          </table:table-cell>
          <table:table-cell table:formula="of:=[.D11]/[.D10]" office:value-type="float" office:value="1.67391304347826" calcext:value-type="float">
            <text:p>1,67391</text:p>
          </table:table-cell>
          <table:table-cell office:value-type="float" office:value="0.001942" calcext:value-type="float">
            <text:p>0,00194</text:p>
          </table:table-cell>
          <table:table-cell table:formula="of:=[.F11]/[.F10]" office:value-type="float" office:value="1.93233830845771" calcext:value-type="float">
            <text:p>1,93234</text:p>
          </table:table-cell>
          <table:table-cell table:formula="of:=2*(1+LOG(2;2)/LOG([.A11];2))" office:value-type="float" office:value="2.14285714285714" calcext:value-type="float">
            <text:p>2,1428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3281" calcext:value-type="float">
            <text:p>0,00328</text:p>
          </table:table-cell>
          <table:table-cell table:formula="of:=[.B12]/[.B11]" office:value-type="float" office:value="2.03409795412275" calcext:value-type="float">
            <text:p>2,03410</text:p>
          </table:table-cell>
          <table:table-cell office:value-type="float" office:value="0.001235" calcext:value-type="float">
            <text:p>0,00124</text:p>
          </table:table-cell>
          <table:table-cell table:formula="of:=[.D12]/[.D11]" office:value-type="float" office:value="1.78210678210678" calcext:value-type="float">
            <text:p>1,78211</text:p>
          </table:table-cell>
          <table:table-cell office:value-type="float" office:value="0.003943" calcext:value-type="float">
            <text:p>0,00394</text:p>
          </table:table-cell>
          <table:table-cell table:formula="of:=[.F12]/[.F11]" office:value-type="float" office:value="2.03038105046344" calcext:value-type="float">
            <text:p>2,03038</text:p>
          </table:table-cell>
          <table:table-cell table:formula="of:=2*(1+LOG(2;2)/LOG([.A12];2))" office:value-type="float" office:value="2.13333333333333" calcext:value-type="float">
            <text:p>2,1333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6853" calcext:value-type="float">
            <text:p>0,00685</text:p>
          </table:table-cell>
          <table:table-cell table:formula="of:=[.B13]/[.B12]" office:value-type="float" office:value="2.08869247180738" calcext:value-type="float">
            <text:p>2,08869</text:p>
          </table:table-cell>
          <table:table-cell office:value-type="float" office:value="0.003018" calcext:value-type="float">
            <text:p>0,00302</text:p>
          </table:table-cell>
          <table:table-cell table:formula="of:=[.D13]/[.D12]" office:value-type="float" office:value="2.44372469635628" calcext:value-type="float">
            <text:p>2,44372</text:p>
          </table:table-cell>
          <table:table-cell office:value-type="float" office:value="0.008255" calcext:value-type="float">
            <text:p>0,00826</text:p>
          </table:table-cell>
          <table:table-cell table:formula="of:=[.F13]/[.F12]" office:value-type="float" office:value="2.09358356581283" calcext:value-type="float">
            <text:p>2,09358</text:p>
          </table:table-cell>
          <table:table-cell table:formula="of:=2*(1+LOG(2;2)/LOG([.A13];2))" office:value-type="float" office:value="2.125" calcext:value-type="float">
            <text:p>2,1250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5992" calcext:value-type="float">
            <text:p>0,01599</text:p>
          </table:table-cell>
          <table:table-cell table:formula="of:=[.B14]/[.B13]" office:value-type="float" office:value="2.33357653582373" calcext:value-type="float">
            <text:p>2,33358</text:p>
          </table:table-cell>
          <table:table-cell office:value-type="float" office:value="0.006591" calcext:value-type="float">
            <text:p>0,00659</text:p>
          </table:table-cell>
          <table:table-cell table:formula="of:=[.D14]/[.D13]" office:value-type="float" office:value="2.18389662027833" calcext:value-type="float">
            <text:p>2,18390</text:p>
          </table:table-cell>
          <table:table-cell office:value-type="float" office:value="0.019038" calcext:value-type="float">
            <text:p>0,01904</text:p>
          </table:table-cell>
          <table:table-cell table:formula="of:=[.F14]/[.F13]" office:value-type="float" office:value="2.30623864324652" calcext:value-type="float">
            <text:p>2,30624</text:p>
          </table:table-cell>
          <table:table-cell table:formula="of:=2*(1+LOG(2;2)/LOG([.A14];2))" office:value-type="float" office:value="2.11764705882353" calcext:value-type="float">
            <text:p>2,117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32295" calcext:value-type="float">
            <text:p>0,03230</text:p>
          </table:table-cell>
          <table:table-cell table:formula="of:=[.B15]/[.B14]" office:value-type="float" office:value="2.01944722361181" calcext:value-type="float">
            <text:p>2,01945</text:p>
          </table:table-cell>
          <table:table-cell office:value-type="float" office:value="0.014251" calcext:value-type="float">
            <text:p>0,01425</text:p>
          </table:table-cell>
          <table:table-cell table:formula="of:=[.D15]/[.D14]" office:value-type="float" office:value="2.16219086633288" calcext:value-type="float">
            <text:p>2,16219</text:p>
          </table:table-cell>
          <table:table-cell office:value-type="float" office:value="0.036591" calcext:value-type="float">
            <text:p>0,03659</text:p>
          </table:table-cell>
          <table:table-cell table:formula="of:=[.F15]/[.F14]" office:value-type="float" office:value="1.92199810904507" calcext:value-type="float">
            <text:p>1,92200</text:p>
          </table:table-cell>
          <table:table-cell table:formula="of:=2*(1+LOG(2;2)/LOG([.A15];2))" office:value-type="float" office:value="2.11111111111111" calcext:value-type="float">
            <text:p>2,1111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2836" calcext:value-type="float">
            <text:p>0,06284</text:p>
          </table:table-cell>
          <table:table-cell table:formula="of:=[.B16]/[.B15]" office:value-type="float" office:value="1.94568818702586" calcext:value-type="float">
            <text:p>1,94569</text:p>
          </table:table-cell>
          <table:table-cell office:value-type="float" office:value="0.028687" calcext:value-type="float">
            <text:p>0,02869</text:p>
          </table:table-cell>
          <table:table-cell table:formula="of:=[.D16]/[.D15]" office:value-type="float" office:value="2.01298154515473" calcext:value-type="float">
            <text:p>2,01298</text:p>
          </table:table-cell>
          <table:table-cell office:value-type="float" office:value="0.075427" calcext:value-type="float">
            <text:p>0,07543</text:p>
          </table:table-cell>
          <table:table-cell table:formula="of:=[.F16]/[.F15]" office:value-type="float" office:value="2.06135388483507" calcext:value-type="float">
            <text:p>2,06135</text:p>
          </table:table-cell>
          <table:table-cell table:formula="of:=2*(1+LOG(2;2)/LOG([.A16];2))" office:value-type="float" office:value="2.10526315789474" calcext:value-type="float">
            <text:p>2,1052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29209" calcext:value-type="float">
            <text:p>0,12921</text:p>
          </table:table-cell>
          <table:table-cell table:formula="of:=[.B17]/[.B16]" office:value-type="float" office:value="2.05628938824877" calcext:value-type="float">
            <text:p>2,05629</text:p>
          </table:table-cell>
          <table:table-cell office:value-type="float" office:value="0.057949" calcext:value-type="float">
            <text:p>0,05795</text:p>
          </table:table-cell>
          <table:table-cell table:formula="of:=[.D17]/[.D16]" office:value-type="float" office:value="2.02004392233416" calcext:value-type="float">
            <text:p>2,02004</text:p>
          </table:table-cell>
          <table:table-cell office:value-type="float" office:value="0.155728" calcext:value-type="float">
            <text:p>0,15573</text:p>
          </table:table-cell>
          <table:table-cell table:formula="of:=[.F17]/[.F16]" office:value-type="float" office:value="2.06461877046681" calcext:value-type="float">
            <text:p>2,06462</text:p>
          </table:table-cell>
          <table:table-cell table:formula="of:=2*(1+LOG(2;2)/LOG([.A17];2))" office:value-type="float" office:value="2.1" calcext:value-type="float">
            <text:p>2,100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63516" calcext:value-type="float">
            <text:p>0,26352</text:p>
          </table:table-cell>
          <table:table-cell table:formula="of:=[.B18]/[.B17]" office:value-type="float" office:value="2.0394554558893" calcext:value-type="float">
            <text:p>2,03946</text:p>
          </table:table-cell>
          <table:table-cell office:value-type="float" office:value="0.120226" calcext:value-type="float">
            <text:p>0,12023</text:p>
          </table:table-cell>
          <table:table-cell table:formula="of:=[.D18]/[.D17]" office:value-type="float" office:value="2.07468636214602" calcext:value-type="float">
            <text:p>2,07469</text:p>
          </table:table-cell>
          <table:table-cell office:value-type="float" office:value="0.321552" calcext:value-type="float">
            <text:p>0,32155</text:p>
          </table:table-cell>
          <table:table-cell table:formula="of:=[.F18]/[.F17]" office:value-type="float" office:value="2.06483098736258" calcext:value-type="float">
            <text:p>2,06483</text:p>
          </table:table-cell>
          <table:table-cell table:formula="of:=2*(1+LOG(2;2)/LOG([.A18];2))" office:value-type="float" office:value="2.0952380952381" calcext:value-type="float">
            <text:p>2,0952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540775" calcext:value-type="float">
            <text:p>0,54078</text:p>
          </table:table-cell>
          <table:table-cell table:formula="of:=[.B19]/[.B18]" office:value-type="float" office:value="2.05215243097193" calcext:value-type="float">
            <text:p>2,05215</text:p>
          </table:table-cell>
          <table:table-cell office:value-type="float" office:value="0.246378" calcext:value-type="float">
            <text:p>0,24638</text:p>
          </table:table-cell>
          <table:table-cell table:formula="of:=[.D19]/[.D18]" office:value-type="float" office:value="2.04929050288623" calcext:value-type="float">
            <text:p>2,04929</text:p>
          </table:table-cell>
          <table:table-cell office:value-type="float" office:value="0.665739" calcext:value-type="float">
            <text:p>0,66574</text:p>
          </table:table-cell>
          <table:table-cell table:formula="of:=[.F19]/[.F18]" office:value-type="float" office:value="2.07039296909987" calcext:value-type="float">
            <text:p>2,07039</text:p>
          </table:table-cell>
          <table:table-cell table:formula="of:=2*(1+LOG(2;2)/LOG([.A19];2))" office:value-type="float" office:value="2.09090909090909" calcext:value-type="float">
            <text:p>2,0909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11663" calcext:value-type="float">
            <text:p>1,11663</text:p>
          </table:table-cell>
          <table:table-cell table:formula="of:=[.B20]/[.B19]" office:value-type="float" office:value="2.06486986269705" calcext:value-type="float">
            <text:p>2,06487</text:p>
          </table:table-cell>
          <table:table-cell office:value-type="float" office:value="0.512931" calcext:value-type="float">
            <text:p>0,51293</text:p>
          </table:table-cell>
          <table:table-cell table:formula="of:=[.D20]/[.D19]" office:value-type="float" office:value="2.08188636972457" calcext:value-type="float">
            <text:p>2,08189</text:p>
          </table:table-cell>
          <table:table-cell office:value-type="float" office:value="1.383259" calcext:value-type="float">
            <text:p>1,38326</text:p>
          </table:table-cell>
          <table:table-cell table:formula="of:=[.F20]/[.F19]" office:value-type="float" office:value="2.07777973049498" calcext:value-type="float">
            <text:p>2,07778</text:p>
          </table:table-cell>
          <table:table-cell table:formula="of:=2*(1+LOG(2;2)/LOG([.A20];2))" office:value-type="float" office:value="2.08695652173913" calcext:value-type="float">
            <text:p>2,0869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285742" calcext:value-type="float">
            <text:p>2,28574</text:p>
          </table:table-cell>
          <table:table-cell table:formula="of:=[.B21]/[.B20]" office:value-type="float" office:value="2.0470003492652" calcext:value-type="float">
            <text:p>2,04700</text:p>
          </table:table-cell>
          <table:table-cell office:value-type="float" office:value="1.053939" calcext:value-type="float">
            <text:p>1,05394</text:p>
          </table:table-cell>
          <table:table-cell table:formula="of:=[.D21]/[.D20]" office:value-type="float" office:value="2.05473835662107" calcext:value-type="float">
            <text:p>2,05474</text:p>
          </table:table-cell>
          <table:table-cell office:value-type="float" office:value="2.858412" calcext:value-type="float">
            <text:p>2,85841</text:p>
          </table:table-cell>
          <table:table-cell table:formula="of:=[.F21]/[.F20]" office:value-type="float" office:value="2.06643296736186" calcext:value-type="float">
            <text:p>2,06643</text:p>
          </table:table-cell>
          <table:table-cell table:formula="of:=2*(1+LOG(2;2)/LOG([.A21];2))" office:value-type="float" office:value="2.08333333333333" calcext:value-type="float">
            <text:p>2,0833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4.724101" calcext:value-type="float">
            <text:p>4,72410</text:p>
          </table:table-cell>
          <table:table-cell table:formula="of:=[.B22]/[.B21]" office:value-type="float" office:value="2.06676912792432" calcext:value-type="float">
            <text:p>2,06677</text:p>
          </table:table-cell>
          <table:table-cell office:value-type="float" office:value="2.174025" calcext:value-type="float">
            <text:p>2,17403</text:p>
          </table:table-cell>
          <table:table-cell table:formula="of:=[.D22]/[.D21]" office:value-type="float" office:value="2.06276169683445" calcext:value-type="float">
            <text:p>2,06276</text:p>
          </table:table-cell>
          <table:table-cell office:value-type="float" office:value="5.877208" calcext:value-type="float">
            <text:p>5,87721</text:p>
          </table:table-cell>
          <table:table-cell table:formula="of:=[.F22]/[.F21]" office:value-type="float" office:value="2.05610947617068" calcext:value-type="float">
            <text:p>2,05611</text:p>
          </table:table-cell>
          <table:table-cell table:formula="of:=2*(1+LOG(2;2)/LOG([.A22];2))" office:value-type="float" office:value="2.08" calcext:value-type="float">
            <text:p>2,080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.231061" calcext:value-type="float">
            <text:p>15,23106</text:p>
          </table:table-cell>
          <table:table-cell table:formula="of:=[.B23]/[.B22]" office:value-type="float" office:value="3.22411840898406" calcext:value-type="float">
            <text:p>3,22412</text:p>
          </table:table-cell>
          <table:table-cell table:formula="of:=[.B23]/[.B22]" office:value-type="float" office:value="3.22411840898406" calcext:value-type="float">
            <text:p>3,22412</text:p>
          </table:table-cell>
          <table:table-cell table:formula="of:=[.D23]/[.D22]" office:value-type="float" office:value="1.48301809270089" calcext:value-type="float">
            <text:p>1,48302</text:p>
          </table:table-cell>
          <table:table-cell table:formula="of:=2 + 2*LOG(2;2)/LOG([.A23];2)" office:value-type="float" office:value="2.08695652173913" calcext:value-type="float">
            <text:p>2,08696</text:p>
          </table:table-cell>
          <table:table-cell table:formula="of:=[.F23]/[.F22]" office:value-type="float" office:value="0.355093187401081" calcext:value-type="float">
            <text:p>0,35509</text:p>
          </table:table-cell>
          <table:table-cell table:formula="of:=2*(1+LOG(2;2)/LOG([.A23];2))" office:value-type="float" office:value="2.08695652173913" calcext:value-type="float">
            <text:p>2,0869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4.836256" calcext:value-type="float">
            <text:p>34,83626</text:p>
          </table:table-cell>
          <table:table-cell table:formula="of:=[.B24]/[.B23]" office:value-type="float" office:value="2.28718511468111" calcext:value-type="float">
            <text:p>2,28719</text:p>
          </table:table-cell>
          <table:table-cell table:formula="of:=[.B24]/[.B23]" office:value-type="float" office:value="2.28718511468111" calcext:value-type="float">
            <text:p>2,28719</text:p>
          </table:table-cell>
          <table:table-cell table:formula="of:=[.D24]/[.D23]" office:value-type="float" office:value="0.709398609029939" calcext:value-type="float">
            <text:p>0,70940</text:p>
          </table:table-cell>
          <table:table-cell table:formula="of:=2 + 2*LOG(2;2)/LOG([.A24];2)" office:value-type="float" office:value="2.08333333333333" calcext:value-type="float">
            <text:p>2,08333</text:p>
          </table:table-cell>
          <table:table-cell table:formula="of:=[.F24]/[.F23]" office:value-type="float" office:value="0.998263888888889" calcext:value-type="float">
            <text:p>0,99826</text:p>
          </table:table-cell>
          <table:table-cell table:formula="of:=2*(1+LOG(2;2)/LOG([.A24];2))" office:value-type="float" office:value="2.08333333333333" calcext:value-type="float">
            <text:p>2,08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4:12:09.625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8:58:18.874000000</meta:creation-date>
    <dc:date>2019-07-21T14:22:30.982000000</dc:date>
    <meta:editing-duration>PT30M49S</meta:editing-duration>
    <meta:editing-cycles>10</meta:editing-cycles>
    <meta:generator>LibreOffice/6.1.5.2$Windows_X86_64 LibreOffice_project/90f8dcf33c87b3705e78202e3df5142b201bd805</meta:generator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587cm" svg:height="17.767cm" xlink:href=".." xlink:type="simple" chart:class="chart:line" chart:style-name="ch1">
        <chart:legend chart:legend-position="end" svg:x="26.142cm" svg:y="7.837cm" style:legend-expansion="high" chart:style-name="ch2"/>
        <chart:plot-area chart:style-name="ch3" table:cell-range-address="Φύλλο1.A1:Φύλλο1.A24 Φύλλο1.C1:Φύλλο1.C24 Φύλλο1.E1:Φύλλο1.E24 Φύλλο1.G1:Φύλλο1.H24" chart:data-source-has-labels="both" svg:x="0.631cm" svg:y="0.355cm" svg:width="24.88cm" svg:height="17.057cm">
          <chartooo:coordinate-region svg:x="2.099cm" svg:y="0.355cm" svg:width="23.271cm" svg:height="15.28cm"/>
          <chart:axis chart:dimension="x" chart:name="primary-x" chart:style-name="ch4" chartooo:axis-type="auto">
            <chartooo:date-scale/>
            <chart:categories table:cell-range-address="Φύλλο1.A2:Φύλλο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C2:Φύλλο1.C24" chart:label-cell-address="Φύλλο1.C1:Φύλλο1.C1" chart:class="chart:line">
            <chart:data-point chart:repeated="23"/>
          </chart:series>
          <chart:series chart:style-name="ch8" chart:values-cell-range-address="Φύλλο1.E2:Φύλλο1.E24" chart:label-cell-address="Φύλλο1.E1:Φύλλο1.E1" chart:class="chart:line">
            <chart:data-point chart:repeated="23"/>
          </chart:series>
          <chart:series chart:style-name="ch9" chart:values-cell-range-address="Φύλλο1.G2:Φύλλο1.G24" chart:label-cell-address="Φύλλο1.G1:Φύλλο1.G1" chart:class="chart:line">
            <chart:data-point chart:repeated="23"/>
          </chart:series>
          <chart:series chart:style-name="ch10" chart:values-cell-range-address="Φύλλο1.H2:Φύλλο1.H24" chart:label-cell-address="Φύλλο1.H1:Φύλλο1.H1" chart:class="chart:line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Measured increase</text:p>
                <draw:g>
                  <svg:desc>Φύλλο1.C1:Φύλλο1.C1</svg:desc>
                </draw:g>
              </table:table-cell>
              <table:table-cell office:value-type="string">
                <text:p>Search Measured increase</text:p>
                <draw:g>
                  <svg:desc>Φύλλο1.E1:Φύλλο1.E1</svg:desc>
                </draw:g>
              </table:table-cell>
              <table:table-cell office:value-type="string">
                <text:p>Delete Measured increase</text:p>
                <draw:g>
                  <svg:desc>Φύλλο1.G1:Φύλλο1.G1</svg:desc>
                </draw:g>
              </table:table-cell>
              <table:table-cell office:value-type="string">
                <text:p>Theoretical increase</text:p>
                <draw:g>
                  <svg:desc>Φύλλο1.H1:Φύλλο1.H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Φύλλο1.A2:Φύλλο1.A24</svg:desc>
                </draw:g>
              </table:table-cell>
              <table:table-cell office:value-type="float" office:value="1">
                <text:p>1</text:p>
                <draw:g>
                  <svg:desc>Φύλλο1.C2:Φύλλο1.C24</svg:desc>
                </draw:g>
              </table:table-cell>
              <table:table-cell office:value-type="float" office:value="1">
                <text:p>1</text:p>
                <draw:g>
                  <svg:desc>Φύλλο1.E2:Φύλλο1.E24</svg:desc>
                </draw:g>
              </table:table-cell>
              <table:table-cell office:value-type="float" office:value="1">
                <text:p>1</text:p>
                <draw:g>
                  <svg:desc>Φύλλο1.G2:Φύλλο1.G24</svg:desc>
                </draw:g>
              </table:table-cell>
              <table:table-cell office:value-type="float" office:value="2.4">
                <text:p>2.4</text:p>
                <draw:g>
                  <svg:desc>Φύλλο1.H2:Φύλλο1.H2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5">
                <text:p>2.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2">
                <text:p>2</text:p>
              </table:table-cell>
              <table:table-cell office:value-type="float" office:value="2.36363636363636">
                <text:p>2.3636363636363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16">
                <text:p>2.16</text:p>
              </table:table-cell>
              <table:table-cell office:value-type="float" office:value="2.2">
                <text:p>2.2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2.10714285714286">
                <text:p>2.1071428571428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.10909090909091">
                <text:p>2.10909090909091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.25423728813559">
                <text:p>2.25423728813559</text:p>
              </table:table-cell>
              <table:table-cell office:value-type="float" office:value="2.18181818181818">
                <text:p>2.1818181818181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">
                <text:p>2</text:p>
              </table:table-cell>
              <table:table-cell office:value-type="float" office:value="2.0625">
                <text:p>2.0625</text:p>
              </table:table-cell>
              <table:table-cell office:value-type="float" office:value="2.06766917293233">
                <text:p>2.06766917293233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07327586206897">
                <text:p>2.07327586206897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1.82727272727273">
                <text:p>1.82727272727273</text:p>
              </table:table-cell>
              <table:table-cell office:value-type="float" office:value="2.15384615384615">
                <text:p>2.1538461538461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.67671517671518">
                <text:p>1.67671517671518</text:p>
              </table:table-cell>
              <table:table-cell office:value-type="float" office:value="1.67391304347826">
                <text:p>1.67391304347826</text:p>
              </table:table-cell>
              <table:table-cell office:value-type="float" office:value="1.93233830845771">
                <text:p>1.93233830845771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.03409795412275">
                <text:p>2.03409795412275</text:p>
              </table:table-cell>
              <table:table-cell office:value-type="float" office:value="1.78210678210678">
                <text:p>1.78210678210678</text:p>
              </table:table-cell>
              <table:table-cell office:value-type="float" office:value="2.03038105046344">
                <text:p>2.03038105046344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.08869247180738">
                <text:p>2.08869247180738</text:p>
              </table:table-cell>
              <table:table-cell office:value-type="float" office:value="2.44372469635628">
                <text:p>2.44372469635628</text:p>
              </table:table-cell>
              <table:table-cell office:value-type="float" office:value="2.09358356581283">
                <text:p>2.09358356581283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.33357653582373">
                <text:p>2.33357653582373</text:p>
              </table:table-cell>
              <table:table-cell office:value-type="float" office:value="2.18389662027833">
                <text:p>2.18389662027833</text:p>
              </table:table-cell>
              <table:table-cell office:value-type="float" office:value="2.30623864324652">
                <text:p>2.30623864324652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.01944722361181">
                <text:p>2.01944722361181</text:p>
              </table:table-cell>
              <table:table-cell office:value-type="float" office:value="2.16219086633288">
                <text:p>2.16219086633288</text:p>
              </table:table-cell>
              <table:table-cell office:value-type="float" office:value="1.92199810904507">
                <text:p>1.92199810904507</text:p>
              </table:table-cell>
              <table:table-cell office:value-type="float" office:value="2.11111111111111">
                <text:p>2.1111111111111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.94568818702586">
                <text:p>1.94568818702586</text:p>
              </table:table-cell>
              <table:table-cell office:value-type="float" office:value="2.01298154515473">
                <text:p>2.01298154515473</text:p>
              </table:table-cell>
              <table:table-cell office:value-type="float" office:value="2.06135388483507">
                <text:p>2.06135388483507</text:p>
              </table:table-cell>
              <table:table-cell office:value-type="float" office:value="2.10526315789474">
                <text:p>2.1052631578947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.05628938824877">
                <text:p>2.05628938824877</text:p>
              </table:table-cell>
              <table:table-cell office:value-type="float" office:value="2.02004392233416">
                <text:p>2.02004392233416</text:p>
              </table:table-cell>
              <table:table-cell office:value-type="float" office:value="2.06461877046681">
                <text:p>2.0646187704668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.0394554558893">
                <text:p>2.0394554558893</text:p>
              </table:table-cell>
              <table:table-cell office:value-type="float" office:value="2.07468636214602">
                <text:p>2.07468636214602</text:p>
              </table:table-cell>
              <table:table-cell office:value-type="float" office:value="2.06483098736258">
                <text:p>2.06483098736258</text:p>
              </table:table-cell>
              <table:table-cell office:value-type="float" office:value="2.0952380952381">
                <text:p>2.095238095238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.05215243097193">
                <text:p>2.05215243097193</text:p>
              </table:table-cell>
              <table:table-cell office:value-type="float" office:value="2.04929050288623">
                <text:p>2.04929050288623</text:p>
              </table:table-cell>
              <table:table-cell office:value-type="float" office:value="2.07039296909987">
                <text:p>2.07039296909987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.06486986269705">
                <text:p>2.06486986269705</text:p>
              </table:table-cell>
              <table:table-cell office:value-type="float" office:value="2.08188636972457">
                <text:p>2.08188636972457</text:p>
              </table:table-cell>
              <table:table-cell office:value-type="float" office:value="2.07777973049498">
                <text:p>2.07777973049498</text:p>
              </table:table-cell>
              <table:table-cell office:value-type="float" office:value="2.08695652173913">
                <text:p>2.0869565217391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2.0470003492652">
                <text:p>2.0470003492652</text:p>
              </table:table-cell>
              <table:table-cell office:value-type="float" office:value="2.05473835662107">
                <text:p>2.05473835662107</text:p>
              </table:table-cell>
              <table:table-cell office:value-type="float" office:value="2.06643296736186">
                <text:p>2.06643296736186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2.06676912792432">
                <text:p>2.06676912792432</text:p>
              </table:table-cell>
              <table:table-cell office:value-type="float" office:value="2.06276169683445">
                <text:p>2.06276169683445</text:p>
              </table:table-cell>
              <table:table-cell office:value-type="float" office:value="2.05610947617068">
                <text:p>2.0561094761706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3.22411840898406">
                <text:p>3.22411840898406</text:p>
              </table:table-cell>
              <table:table-cell office:value-type="float" office:value="1.48301809270089">
                <text:p>1.48301809270089</text:p>
              </table:table-cell>
              <table:table-cell office:value-type="float" office:value="0.355093187401081">
                <text:p>0.355093187401081</text:p>
              </table:table-cell>
              <table:table-cell office:value-type="float" office:value="2.08695652173913">
                <text:p>2.0869565217391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2.28718511468111">
                <text:p>2.28718511468111</text:p>
              </table:table-cell>
              <table:table-cell office:value-type="float" office:value="0.709398609029939">
                <text:p>0.709398609029939</text:p>
              </table:table-cell>
              <table:table-cell office:value-type="float" office:value="0.998263888888889">
                <text:p>0.998263888888889</text:p>
              </table:table-cell>
              <table:table-cell office:value-type="float" office:value="2.08333333333333">
                <text:p>2.0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